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F000000022299043CB8313294B.png" manifest:media-type="image/png"/>
  <manifest:file-entry manifest:full-path="Pictures/10000000000002F00000003DC8C064A04603C02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2" svg:font-family="Arial"/>
    <style:font-face style:name="Arial1" svg:font-family="Arial" style:font-adornments="Semibold"/>
    <style:font-face style:name="OpenSymbol2" svg:font-family="OpenSymbol, 'Arial Unicode MS'"/>
    <style:font-face style:name="FreeSans3" svg:font-family="FreeSans" style:font-family-generic="swiss"/>
    <style:font-face style:name="Courier New2" svg:font-family="'Courier New'" style:font-family-generic="modern" style:font-pitch="fixed"/>
    <style:font-face style:name="Courier New1" svg:font-family="'Courier New'" style:font-adornments="Semibold" style:font-family-generic="modern" style:font-pitch="fixed"/>
    <style:font-face style:name="Arial" svg:font-family="Arial" style:font-adornments="Semibold" style:font-pitch="variable"/>
    <style:font-face style:name="FreeSans1" svg:font-family="FreeSans" style:font-pitch="variable"/>
    <style:font-face style:name="Mangal1" svg:font-family="Mangal" style:font-pitch="variable"/>
    <style:font-face style:name="OpenSymbol1" svg:font-family="OpenSymbol, 'Arial Unicode MS'" style:font-pitch="variable"/>
    <style:font-face style:name="Source Sans Pro Semibold4" svg:font-family="'Source Sans Pro Semibold'" style:font-adornments="Semibold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Courier New3" svg:font-family="'Courier New'" style:font-family-generic="modern" style:font-pitch="variable"/>
    <style:font-face style:name="Courier New" svg:font-family="'Courier New'" style:font-adornments="Semibold" style:font-family-generic="modern" style:font-pitch="variable"/>
    <style:font-face style:name="FreeSans4" svg:font-family="FreeSans" style:font-family-generic="modern" style:font-pitch="variable"/>
    <style:font-face style:name="Source Sans Pro Semibold3" svg:font-family="'Source Sans Pro Semibold'" style:font-adornments="Semibold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2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09cm"/>
    </style:style>
    <style:style style:name="gr2" style:family="graphic">
      <style:graphic-properties style:protect="size"/>
    </style:style>
    <style:style style:name="pr1" style:family="presentation" style:parent-style-name="Classy_5f_Red-title">
      <style:graphic-properties draw:auto-grow-height="true" fo:min-height="7.102cm"/>
    </style:style>
    <style:style style:name="pr2" style:family="presentation" style:parent-style-name="Classy_5f_Red-notes">
      <style:graphic-properties draw:fill-color="#ffffff" draw:auto-grow-height="true" fo:min-height="12.572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outline1">
      <style:graphic-properties fo:min-height="11.929cm"/>
    </style:style>
    <style:style style:name="pr5" style:family="presentation" style:parent-style-name="Midnightblue-notes">
      <style:graphic-properties draw:fill-color="#ffffff" fo:min-height="12.572cm"/>
    </style:style>
    <style:style style:name="pr6" style:family="presentation" style:parent-style-name="Midnightblue_5f_-title">
      <style:graphic-properties fo:min-height="2.413cm"/>
    </style:style>
    <style:style style:name="pr7" style:family="presentation" style:parent-style-name="Midnightblue_5f_-outline1">
      <style:graphic-properties fo:min-height="11.929cm"/>
    </style:style>
    <style:style style:name="pr8" style:family="presentation" style:parent-style-name="Midnightblue_5f_-notes">
      <style:graphic-properties draw:fill-color="#ffffff" fo:min-height="12.572cm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6.3999996185303pt"/>
    </style:style>
    <style:style style:name="P5" style:family="paragraph">
      <style:text-properties fo:font-size="40pt" style:font-size-asian="36pt" style:font-size-complex="40pt"/>
    </style:style>
    <style:style style:name="P6" style:family="paragraph">
      <loext:graphic-properties draw:fill-color="#ffffff"/>
    </style:style>
    <style:style style:name="P7" style:family="paragraph">
      <style:text-properties style:font-name="Courier New2" fo:font-weight="normal" style:font-weight-asian="normal" style:font-weight-complex="normal"/>
    </style:style>
    <style:style style:name="P8" style:family="paragraph">
      <style:paragraph-properties fo:margin-left="0cm" fo:margin-right="0cm" fo:margin-top="0.106cm" fo:margin-bottom="0cm" fo:line-height="100%" fo:text-align="start" fo:text-indent="0cm" style:text-autospace="ideograph-alpha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style:paragraph-properties fo:margin-left="0cm" fo:margin-right="0cm" fo:margin-top="0.113cm" fo:margin-bottom="0cm" fo:line-height="100%" fo:text-align="start" fo:text-indent="0cm" style:text-autospace="ideograph-alpha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 fo:margin-left="0cm" fo:margin-right="0cm" fo:margin-top="0.141cm" fo:margin-bottom="0cm" fo:line-height="100%" fo:text-align="start" fo:text-indent="0cm" style:text-autospace="ideograph-alpha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size="60pt" fo:language="en" fo:country="US" style:font-size-asian="60pt" style:font-size-complex="60pt"/>
    </style:style>
    <style:style style:name="T2" style:family="text">
      <style:text-properties fo:font-size="40pt" style:font-size-asian="36pt" style:font-size-complex="40pt"/>
    </style:style>
    <style:style style:name="T3" style:family="text">
      <style:text-properties style:font-name="Courier New2" fo:font-size="28pt" fo:font-weight="normal" style:font-size-asian="28pt" style:font-weight-asian="normal" style:font-size-complex="28pt" style:font-weight-complex="normal"/>
    </style:style>
    <style:style style:name="T4" style:family="text">
      <style:text-properties style:font-name="Courier New2" fo:font-size="15pt" fo:font-weight="normal" style:font-size-asian="15pt" style:font-weight-asian="normal" style:font-size-complex="15pt" style:font-weight-complex="normal"/>
    </style:style>
    <style:style style:name="T5" style:family="text">
      <style:text-properties fo:font-size="36pt" style:font-size-asian="32pt" style:font-size-complex="36pt"/>
    </style:style>
    <style:style style:name="T6" style:family="text">
      <style:text-properties style:font-name="Courier New2" fo:font-size="26pt" fo:font-weight="normal" style:font-size-asian="24pt" style:font-weight-asian="normal" style:font-size-complex="26pt" style:font-weight-complex="normal"/>
    </style:style>
    <style:style style:name="T7" style:family="text">
      <style:text-properties style:font-name="Courier New2" fo:font-weight="normal" style:font-weight-asian="normal" style:font-weight-complex="normal"/>
    </style:style>
    <style:style style:name="T8" style:family="text">
      <style:text-properties style:font-name="Courier New2" fo:font-size="44pt" fo:font-weight="normal" style:font-size-asian="40pt" style:font-weight-asian="normal" style:font-size-complex="44pt" style:font-weight-complex="normal"/>
    </style:style>
    <style:style style:name="T9" style:family="text">
      <style:text-properties fo:color="#00ccff" style:font-name="Courier New2" fo:font-size="44pt" fo:font-weight="normal" style:font-size-asian="40pt" style:font-weight-asian="normal" style:font-size-complex="44pt" style:font-weight-complex="normal"/>
    </style:style>
    <style:style style:name="T10" style:family="text">
      <style:text-properties style:font-name="Courier New2" fo:font-size="36pt" fo:font-weight="normal" style:font-size-asian="32pt" style:font-weight-asian="normal" style:font-size-complex="36pt" style:font-weight-complex="normal"/>
    </style:style>
    <style:style style:name="T11" style:family="text">
      <style:text-properties fo:color="#00ccff" style:font-name="Courier New2" fo:font-size="36pt" fo:font-weight="normal" style:font-size-asian="32pt" style:font-weight-asian="normal" style:font-size-complex="36pt" style:font-weight-complex="normal"/>
    </style:style>
    <style:style style:name="T12" style:family="text">
      <style:text-properties fo:color="#00ccff" style:font-name="Courier New2" fo:font-weight="normal" style:font-weight-asian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ourier New2" fo:font-size="15pt" fo:letter-spacing="normal" fo:font-style="normal" style:text-underline-style="none" fo:font-weight="normal" style:font-size-asian="15pt" style:font-style-asian="normal" style:font-weight-asian="normal" style:font-name-complex="Courier New2" style:font-size-complex="15pt" style:font-style-complex="normal" style:font-weight-complex="normal"/>
    </style:style>
    <style:style style:name="T14" style:family="text">
      <style:text-properties fo:font-variant="normal" fo:text-transform="none" fo:color="#0070c0" style:text-line-through-style="none" style:text-line-through-type="none" style:text-position="0% 100%" style:font-name="Courier New2" fo:font-size="15pt" fo:letter-spacing="normal" fo:font-style="normal" style:text-underline-style="none" fo:font-weight="normal" style:font-size-asian="15pt" style:font-style-asian="normal" style:font-weight-asian="normal" style:font-name-complex="Courier New2" style:font-size-complex="15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urier New2" fo:font-size="16pt" fo:letter-spacing="normal" fo:font-style="normal" style:text-underline-style="none" fo:font-weight="normal" style:font-size-asian="16pt" style:font-style-asian="normal" style:font-weight-asian="normal" style:font-name-complex="Courier New2" style:font-size-complex="16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urier New2" fo:font-size="20pt" fo:letter-spacing="normal" fo:font-style="normal" style:text-underline-style="none" fo:font-weight="normal" style:font-size-asian="20pt" style:font-style-asian="normal" style:font-weight-asian="normal" style:font-name-complex="Courier New2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19">
        <office:forms form:automatic-focus="false" form:apply-design-mode="false"/>
        <draw:frame presentation:style-name="pr1" draw:text-style-name="P1" draw:layer="layout" svg:width="25.199cm" svg:height="7.102cm" svg:x="1.401cm" svg:y="6.663cm" presentation:class="title" presentation:user-transformed="true">
          <draw:text-box>
            <text:p><text:span text:style-name="T1">Lambdas expressions</text:span></text:p>
          </draw:text-box>
        </draw:frame>
        <draw:frame draw:style-name="gr1" draw:text-style-name="P2" draw:layer="layout" svg:width="5.709cm" svg:height="0.962cm" svg:x="21.893cm" svg:y="17.638cm">
          <draw:text-box>
            <text:p>Jean-Luc Delarbre</text:p>
          </draw:text-box>
        </draw:frame>
        <presentation:notes draw:style-name="dp2">
          <draw:page-thumbnail draw:style-name="gr2" draw:layer="layout" svg:width="20.354cm" svg:height="10.476cm" svg:x="0.616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>Introduction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unction</text:p>
                <text:list>
                  <text:list-item>
                    <text:p>Unit of code that defines a processing with some input and output</text:p>
                  </text:list-item>
                </text:list>
              </text:list-item>
              <text:list-item>
                <text:p>Before Java 8, it was impossible to</text:p>
                <text:list>
                  <text:list-item>
                    <text:p>define them outside a class</text:p>
                  </text:list-item>
                  <text:list-item>
                    <text:p>pass them as function parame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A useful programming technique</text:p>
          </draw:text-box>
        </draw:frame>
        <draw:frame presentation:style-name="pr4" draw:text-style-name="P5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<text:span text:style-name="T2">Easily modify code behavior only by changing its arguments</text:span></text:p>
                <text:p/>
                <text:p><text:span text:style-name="T3">double myMethod(KindOfProcessing definableProcessing, Other parameters…) {</text:span></text:p>
                <text:p><text:span text:style-name="T3"><text:s text:c="4"/></text:span><text:span text:style-name="T3">//…</text:span></text:p>
                <text:p><text:span text:style-name="T3"><text:s text:c="4"/></text:span><text:span text:style-name="T3">double someResult = myProcessing.apply(a, b);</text:span></text:p>
                <text:p><text:span text:style-name="T3"><text:s text:c="4"/></text:span><text:span text:style-name="T3">//…</text:span></text:p>
                <text:p><text:span text:style-name="T3"><text:s text:c="4"/></text:span><text:span text:style-name="T3">return finalResult;</text:span></text:p>
                <text:p><text:span text:style-name="T3">}</text:span></text:p>
                <text:p><text:span text:style-name="T4"/></text:p>
                <text:p><text:span text:style-name="T3">double val1 = myMethod((a, b) -&gt; (a+b)/2, Other parameters);</text:span></text:p>
                <text:p><text:span text:style-name="T3">double val2 = myMethod((a, b) -&gt; Math.abs(a-b), Other parameters);</text:span></text:p>
                <text:p/>
              </text:list-item>
              <text:list-item>
                <text:p><text:span text:style-name="T2">Lambdas</text:span></text:p>
                <text:list>
                  <text:list-item>
                    <text:p><text:span text:style-name="T5">Function hold by reference (thus passable as argument)</text:span></text:p>
                  </text:list-item>
                  <text:list-item>
                    <text:p><text:span text:style-name="T5">Anonymous func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Functional interface wh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ambdas: Function (Unit of processing)</text:p>
                <text:list>
                  <text:list-item>
                    <text:p>Signature</text:p>
                    <text:list>
                      <text:list-item>
                        <text:p>Inputs</text:p>
                      </text:list-item>
                      <text:list-item>
                        <text:p>Output</text:p>
                      </text:list-item>
                      <text:list-item>
                        <text:p>Name</text:p>
                      </text:list-item>
                    </text:list>
                  </text:list-item>
                  <text:list-item>
                    <text:p>Some code</text:p>
                  </text:list-item>
                </text:list>
              </text:list-item>
              <text:list-item>
                <text:p>Functional interface defines lambdas signatu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_5f_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Functional interface how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ava interface</text:p>
                <text:list>
                  <text:list-item>
                    <text:p>Only one abstract method</text:p>
                  </text:list-item>
                  <text:list-item>
                    <text:p>Optionally some default/static methods</text:p>
                  </text:list-item>
                </text:list>
              </text:list-item>
              <text:list-item>
                <text:p>Lambda signature = functional interface method signature</text:p>
                <text:p/>
                <text:p><text:span text:style-name="T6">@FunctionalInterface</text:span></text:p>
                <text:p><text:span text:style-name="T6">Interface MyFunctionalInterface {</text:span></text:p>
                <text:p><text:span text:style-name="T6"><text:s text:c="4"/></text:span><text:span text:style-name="T6">ReturnType doProcess(ParameterType param, …);</text:span></text:p>
                <text:p><text:span text:style-name="T6">}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5.265cm" svg:height="10.476cm" svg:x="3.161cm" svg:y="2.123cm" draw:page-number="5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_5f_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Functional Interface annotation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@FunctionalInterface</text:span></text:p>
                <text:p/>
              </text:list-item>
              <text:list-item>
                <text:p>Communicate the intent</text:p>
                <text:p/>
              </text:list-item>
              <text:list-item>
                <text:p>Allow compiler check</text:p>
                <text:list>
                  <text:list-item>
                    <text:p>Usable with lambd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6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_5f_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Still plain old Java</text:p>
          </draw:text-box>
        </draw:frame>
        <draw:frame presentation:style-name="pr7" draw:text-style-name="P7" draw:layer="layout" svg:width="25.199cm" svg:height="15.152cm" svg:x="1.4cm" svg:y="4.914cm" presentation:class="outline" presentation:user-transformed="true">
          <draw:text-box>
            <text:list text:style-name="L2">
              <text:list-header>
                <text:p text:style-name="P7"><text:span text:style-name="T8">@FunctionalInterface</text:span></text:p>
                <text:p text:style-name="P7"><text:span text:style-name="T8">interface StatisticInfo {</text:span></text:p>
                <text:p text:style-name="P7"><text:span text:style-name="T8"><text:s text:c="4"/></text:span><text:span text:style-name="T8">double compute(double a, double b);</text:span></text:p>
                <text:p text:style-name="P7"><text:span text:style-name="T8">}</text:span></text:p>
                <text:p text:style-name="P7"><text:span text:style-name="T7"/></text:p>
                <text:p text:style-name="P7"><text:span text:style-name="T9">class Mean extends StatisticInfo {</text:span></text:p>
                <text:p text:style-name="P7"><text:span text:style-name="T9"><text:s text:c="4"/></text:span><text:span text:style-name="T9">double compute(double a, double b) {</text:span></text:p>
                <text:p text:style-name="P7"><text:span text:style-name="T9"><text:s text:c="8"/></text:span><text:span text:style-name="T9">return (a+b)/2;</text:span></text:p>
                <text:p text:style-name="P7"><text:span text:style-name="T9"><text:s text:c="4"/></text:span><text:span text:style-name="T9">}</text:span></text:p>
                <text:p text:style-name="P7"><text:span text:style-name="T9">}</text:span></text:p>
                <text:p text:style-name="P7"><text:span text:style-name="T7"/></text:p>
                <text:p text:style-name="P7"><text:span text:style-name="T8">static void main(String[] args) {</text:span></text:p>
                <text:p text:style-name="P7"><text:span text:style-name="T8"><text:s text:c="4"/></text:span><text:span text:style-name="T8">double a = Double.parseDouble(args[1]);</text:span></text:p>
                <text:p text:style-name="P7"><text:span text:style-name="T8"><text:s text:c="4"/></text:span><text:span text:style-name="T8">double b = Double.parseDouble(args[2]);</text:span></text:p>
                <text:p text:style-name="P7"><text:span text:style-name="T7"/></text:p>
                <text:p text:style-name="P7"><text:span text:style-name="T8"><text:s text:c="4"/></text:span><text:span text:style-name="T9">StatisticInfo mean = new Mean();</text:span></text:p>
                <text:p text:style-name="P7"><text:span text:style-name="T9"><text:s text:c="4"/></text:span><text:span text:style-name="T9">displayStatisticInfo(a, b, mean);</text:span></text:p>
                <text:p text:style-name="P7"><text:span text:style-name="T8">}</text:span></text:p>
                <text:p text:style-name="P7"><text:span text:style-name="T7"/></text:p>
                <text:p text:style-name="P7"><text:span text:style-name="T8">void displayStatisticInfo(double a, double b, StatisticInfo statisticInfo) {</text:span></text:p>
                <text:p text:style-name="P7"><text:span text:style-name="T8"><text:s text:c="4"/></text:span><text:span text:style-name="T8">double val = statisticInfo.compute(a, b);</text:span></text:p>
                <text:p text:style-name="P7"><text:span text:style-name="T8"><text:s text:c="4"/></text:span><text:span text:style-name="T8">System.out.println(val);</text:span></text:p>
                <text:p text:style-name="P7"><text:span text:style-name="T8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7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_5f_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Anonymous class</text:p>
          </draw:text-box>
        </draw:frame>
        <draw:frame presentation:style-name="pr7" draw:text-style-name="P7" draw:layer="layout" svg:width="25.199cm" svg:height="15.152cm" svg:x="1.4cm" svg:y="4.914cm" presentation:class="outline" presentation:user-transformed="true">
          <draw:text-box>
            <text:list text:style-name="L2">
              <text:list-header>
                <text:p text:style-name="P7"><text:span text:style-name="T10">@FunctionalInterface</text:span></text:p>
                <text:p text:style-name="P7"><text:span text:style-name="T10">interface StatisticInfo {</text:span></text:p>
                <text:p text:style-name="P7"><text:span text:style-name="T10"><text:s text:c="4"/></text:span><text:span text:style-name="T10">double compute(double a, double b);</text:span></text:p>
                <text:p text:style-name="P7"><text:span text:style-name="T10">}</text:span></text:p>
                <text:p text:style-name="P7"><text:span text:style-name="T7"/></text:p>
                <text:p text:style-name="P7"><text:span text:style-name="T10">static void main(String[] args) {</text:span></text:p>
                <text:p text:style-name="P7"><text:span text:style-name="T10"><text:s text:c="4"/></text:span><text:span text:style-name="T10">double a = Double.parseDouble(args[1]);</text:span></text:p>
                <text:p text:style-name="P7"><text:span text:style-name="T10"><text:s text:c="4"/></text:span><text:span text:style-name="T10">double b = Double.parseDouble(args[2]);</text:span></text:p>
                <text:p text:style-name="P7"><text:span text:style-name="T7"/></text:p>
                <text:p text:style-name="P7"><text:span text:style-name="T10"><text:s text:c="4"/></text:span><text:span text:style-name="T11">displayStatisticInfo(a, b, new StatisticInfo() {</text:span></text:p>
                <text:p text:style-name="P7"><text:span text:style-name="T11"><text:s text:c="8"/></text:span><text:span text:style-name="T11">double compute(double a, double b) {</text:span></text:p>
                <text:p text:style-name="P7"><text:span text:style-name="T11"><text:s text:c="12"/></text:span><text:span text:style-name="T11">return (a+b)/2;</text:span></text:p>
                <text:p text:style-name="P7"><text:span text:style-name="T11"><text:s text:c="8"/></text:span><text:span text:style-name="T11">}</text:span></text:p>
                <text:p text:style-name="P7"><text:span text:style-name="T11"><text:s text:c="4"/></text:span><text:span text:style-name="T11">});</text:span></text:p>
                <text:p text:style-name="P7"><text:span text:style-name="T10">}</text:span></text:p>
                <text:p text:style-name="P7"><text:span text:style-name="T7"/></text:p>
                <text:p text:style-name="P7"><text:span text:style-name="T10">void displayStatisticInfo(double a, double b, StatisticInfo statisticInfo) {</text:span></text:p>
                <text:p text:style-name="P7"><text:span text:style-name="T10"><text:s text:c="4"/></text:span><text:span text:style-name="T10">double val = statisticInfo.compute(a, b);</text:span></text:p>
                <text:p text:style-name="P7"><text:span text:style-name="T10"><text:s text:c="4"/></text:span><text:span text:style-name="T10">System.out.println(val);</text:span></text:p>
                <text:p text:style-name="P7"><text:span text:style-name="T10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8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idnightblue_5f_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Lambdas</text:p>
          </draw:text-box>
        </draw:frame>
        <draw:frame presentation:style-name="pr7" draw:text-style-name="P7" draw:layer="layout" svg:width="25.199cm" svg:height="15.152cm" svg:x="1.4cm" svg:y="4.914cm" presentation:class="outline" presentation:user-transformed="true">
          <draw:text-box>
            <text:list text:style-name="L2">
              <text:list-header>
                <text:p text:style-name="P7"><text:span text:style-name="T7">@FunctionalInterface</text:span></text:p>
                <text:p text:style-name="P7"><text:span text:style-name="T7">interface StatisticInfo {</text:span></text:p>
                <text:p text:style-name="P7"><text:span text:style-name="T7"><text:s text:c="4"/></text:span><text:span text:style-name="T7">double compute(double a, double b);</text:span></text:p>
                <text:p text:style-name="P7"><text:span text:style-name="T7">}</text:span></text:p>
                <text:p text:style-name="P7"><text:span text:style-name="T7"/></text:p>
                <text:p text:style-name="P7"><text:span text:style-name="T7">static void main(String[] args) {</text:span></text:p>
                <text:p text:style-name="P7"><text:span text:style-name="T7"><text:s text:c="4"/></text:span><text:span text:style-name="T7">double a = Double.parseDouble(args[1]);</text:span></text:p>
                <text:p text:style-name="P7"><text:span text:style-name="T7"><text:s text:c="4"/></text:span><text:span text:style-name="T7">double b = Double.parseDouble(args[2]);</text:span></text:p>
                <text:p text:style-name="P7"><text:span text:style-name="T7"/></text:p>
                <text:p text:style-name="P7"><text:span text:style-name="T7"><text:s text:c="4"/></text:span><text:span text:style-name="T12">displayStatisticInfo(a, b, (a, b) -&gt; (a+b)/2);</text:span></text:p>
                <text:p text:style-name="P7"><text:span text:style-name="T7">}</text:span></text:p>
                <text:p text:style-name="P7"><text:span text:style-name="T7"/></text:p>
                <text:p text:style-name="P7"><text:span text:style-name="T7">void displayStatisticInfo(double a, double b, StatisticInfo statisticInfo) {</text:span></text:p>
                <text:p text:style-name="P7"><text:span text:style-name="T7"><text:s text:c="4"/></text:span><text:span text:style-name="T7">double val = statisticInfo.compute(a, b);</text:span></text:p>
                <text:p text:style-name="P7"><text:span text:style-name="T7"><text:s text:c="4"/></text:span><text:span text:style-name="T7">System.out.println(val);</text:span></text:p>
                <text:p text:style-name="P7"><text:span text:style-name="T7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9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idnightblue_5f_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Lambdas advantages</text:p>
          </draw:text-box>
        </draw:frame>
        <draw:frame presentation:style-name="pr7" draw:layer="layout" svg:width="25.199cm" svg:height="13.374cm" svg:x="1.4cm" svg:y="4.914cm" presentation:class="outline" presentation:user-transformed="true">
          <draw:text-box>
            <text:list text:style-name="L2">
              <text:list-item>
                <text:p>Enhance readability</text:p>
                <text:list>
                  <text:list-item>
                    <text:p>More focus on intent</text:p>
                    <text:list>
                      <text:list-item>
                        <text:p>Less boilerplate code</text:p>
                      </text:list-item>
                    </text:list>
                  </text:list-item>
                  <text:list-item>
                    <text:p>Facilitate functional programming style</text:p>
                  </text:list-item>
                  <text:list-item>
                    <text:p>Syntactic shortcut (sugar) for anonymous class</text:p>
                  </text:list-item>
                </text:list>
                <text:p/>
              </text:list-item>
              <text:list-item>
                <text:p>Lambdas</text:p>
                <text:list>
                  <text:list-item>
                    <text:p>No more than few lines</text:p>
                  </text:list-item>
                  <text:list-item>
                    <text:p>self explanator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0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idnightblue_5f_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Lambdas syntax</text:p>
          </draw:text-box>
        </draw:frame>
        <draw:frame presentation:style-name="pr7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Parameters</text:p>
                <text:list>
                  <text:list-item>
                    <text:p>0, 1 or many</text:p>
                  </text:list-item>
                  <text:list-item>
                    <text:p>Almost always inferred by compiler according to functional interface definition (same for return value)</text:p>
                  </text:list-item>
                </text:list>
                <text:p/>
              </text:list-item>
              <text:list-item>
                <text:p>(parameters) -&gt; expression;</text:p>
                <text:list>
                  <text:list-header>
                    <text:p><text:span text:style-name="T12">() -&gt; ;</text:span></text:p>
                    <text:p><text:span text:style-name="T12">() -&gt; System.out.println(“Hello”);</text:span></text:p>
                    <text:p><text:span text:style-name="T12">a -&gt; 2*a;</text:span><text:span text:style-name="T12"><text:tab/></text:span><text:span text:style-name="T12"><text:tab/></text:span><text:span text:style-name="T12">(a) -&gt; 2*a;</text:span><text:span text:style-name="T12"><text:tab/></text:span><text:span text:style-name="T12"><text:tab/></text:span><text:span text:style-name="T12">(int a) -&gt; 2*a;</text:span></text:p>
                    <text:p><text:span text:style-name="T12">(a, b) -&gt; Math.abs(a-b);</text:span></text:p>
                  </text:list-header>
                </text:list>
              </text:list-item>
              <text:list-item>
                <text:p>(parameters) -&gt; {instructions;}</text:p>
                <text:list>
                  <text:list-header>
                    <text:p><text:span text:style-name="T12">(a, b) -&gt; {</text:span></text:p>
                    <text:p><text:span text:style-name="T12"><text:s text:c="4"/></text:span><text:span text:style-name="T12">double mean = (a+b)/2;</text:span></text:p>
                    <text:p><text:span text:style-name="T12"><text:s text:c="4"/></text:span><text:span text:style-name="T12">double span = Math.abs(a-b);</text:span></text:p>
                    <text:p><text:span text:style-name="T12"><text:s text:c="4"/></text:span><text:span text:style-name="T12">return Math.max(mean, span);</text:span></text:p>
                    <text:p><text:span text:style-name="T12">};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1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idnightblue_5f_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Variables scope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Like anonymous class, lambdas could create closure (capture of variable)</text:p>
                <text:p/>
                <text:p><text:span text:style-name="T7">// Must be effectively final</text:span></text:p>
                <text:p><text:span text:style-name="T7">(final) int </text:span><text:span text:style-name="T12">someInt</text:span><text:span text:style-name="T7"> = someInstruction;</text:span></text:p>
                <text:p><text:span text:style-name="T7"/></text:p>
                <text:p><text:span text:style-name="T7">Consumer&lt;Integer&gt; c = a -&gt; </text:span><text:span text:style-name="T12">a+someInt</text:span><text:span text:style-name="T7">;</text:span></text:p>
                <text:p/>
              </text:list-item>
              <text:list-item>
                <text:p>Usable variables are:</text:p>
                <text:list>
                  <text:list-item>
                    <text:p>Lambda parameters</text:p>
                  </text:list-item>
                  <text:list-item>
                    <text:p>Variable defined in lambda body</text:p>
                  </text:list-item>
                  <text:list-item>
                    <text:p>(Effectively) final variables in enclosing contex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2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idnightblue_5f_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Method reference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stead of defining lambda, allow to call existing</text:p>
                <text:list>
                  <text:list-item>
                    <text:p>Static method</text:p>
                  </text:list-item>
                  <text:list-item>
                    <text:p>Method of instance</text:p>
                  </text:list-item>
                  <text:list-item>
                    <text:p>Method of arbitrary object</text:p>
                  </text:list-item>
                  <text:list-item>
                    <text:p>Constructo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3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idnightblue_5f_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Method reference sample</text:p>
          </draw:text-box>
        </draw:frame>
        <draw:frame presentation:style-name="pr7" draw:layer="layout" svg:width="25.199cm" svg:height="15.24cm" svg:x="1.4cm" svg:y="4.572cm" presentation:class="outline" presentation:user-transformed="true">
          <draw:text-box>
            <text:list text:style-name="L2">
              <text:list-header>
                <text:p text:style-name="P8"><text:span text:style-name="T13">@FunctionalInterface</text:span></text:p>
                <text:p text:style-name="P8"><text:span text:style-name="T13">interface StatisticInfo {</text:span></text:p>
                <text:p text:style-name="P8"><text:span text:style-name="T13"><text:s text:c="4"/></text:span><text:span text:style-name="T13">double compute(double a, double b);</text:span></text:p>
                <text:p text:style-name="P8"><text:span text:style-name="T13">}</text:span></text:p>
                <text:p text:style-name="P8"><text:span text:style-name="T13"/></text:p>
                <text:p text:style-name="P8"><text:span text:style-name="T13">Class SomeClass {</text:span></text:p>
                <text:p text:style-name="P8"><text:span text:style-name="T13">static void main(String[] args) {</text:span></text:p>
                <text:p text:style-name="P8"><text:span text:style-name="T13"><text:s text:c="4"/></text:span><text:span text:style-name="T13">double a = Double.parseDouble(args[1]);</text:span></text:p>
                <text:p text:style-name="P8"><text:span text:style-name="T13"><text:s text:c="4"/></text:span><text:span text:style-name="T13">double b = Double.parseDouble(args[2]);</text:span></text:p>
                <text:p text:style-name="P8"><text:span text:style-name="T13"/></text:p>
                <text:p text:style-name="P8"><text:span text:style-name="T13"><text:s text:c="4"/></text:span><text:span text:style-name="T14">displayStatisticInfo(a, b, SomeClass::meanS);</text:span></text:p>
                <text:p text:style-name="P8"><text:span text:style-name="T14"><text:s text:c="4"/></text:span><text:span text:style-name="T14">displayStatisticInfo(a, b, new SomeClass()::mean); <text:s/></text:span><text:span text:style-name="T13">// this::mean possible from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 <text:s text:c="39"/>// an instance of the class</text:span></text:p>
                <text:p text:style-name="P8"><text:span text:style-name="T13">}</text:span></text:p>
                <text:p text:style-name="P8"><text:span text:style-name="T13"/></text:p>
                <text:p text:style-name="P8"><text:span text:style-name="T13">void displayStatisticInfo(double a, double b, StatisticInfo statisticInfo) {</text:span></text:p>
                <text:p text:style-name="P8"><text:span text:style-name="T13"><text:s text:c="4"/></text:span><text:span text:style-name="T13">double val = statisticInfo.compute(a, b);</text:span></text:p>
                <text:p text:style-name="P8"><text:span text:style-name="T13"><text:s text:c="4"/></text:span><text:span text:style-name="T13">System.out.println(val);</text:span></text:p>
                <text:p text:style-name="P8"><text:span text:style-name="T13">}</text:span></text:p>
                <text:p text:style-name="P8"><text:span text:style-name="T13"/></text:p>
                <text:p text:style-name="P9"><text:span text:style-name="T15">static double meanS(double a, double b) {</text:span></text:p>
                <text:p text:style-name="P9"><text:span text:style-name="T15"><text:s text:c="4"/></text:span><text:span text:style-name="T15">return (a+b)/2;</text:span></text:p>
                <text:p text:style-name="P9"><text:span text:style-name="T15">}</text:span></text:p>
                <text:p text:style-name="P9"><text:span text:style-name="T15">double mean(double a, double b) {</text:span></text:p>
                <text:p text:style-name="P9"><text:span text:style-name="T15"><text:s text:c="4"/></text:span><text:span text:style-name="T15">return (a+b)/2;</text:span></text:p>
                <text:p text:style-name="P9"><text:span text:style-name="T15">}</text:span></text:p>
                <text:p><text:span text:style-name="T15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4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idnightblue_5f_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JDK predefined Functional interface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Consumer&lt;T&gt;</text:p>
                <text:list>
                  <text:list-item>
                    <text:p>DoubleConsumer, IntConsumer …</text:p>
                  </text:list-item>
                </text:list>
              </text:list-item>
              <text:list-item>
                <text:p>Function&lt;T,R&gt;</text:p>
                <text:list>
                  <text:list-item>
                    <text:p>BiFunction&lt;T,U,R&gt;, DoubleToIntFunction …</text:p>
                  </text:list-item>
                </text:list>
              </text:list-item>
              <text:list-item>
                <text:p>Predicate&lt;T&gt;</text:p>
                <text:list>
                  <text:list-item>
                    <text:p>DoublePredicate</text:p>
                  </text:list-item>
                </text:list>
              </text:list-item>
              <text:list-item>
                <text:p>Supplier&lt;T&gt;</text:p>
                <text:list>
                  <text:list-item>
                    <text:p>BooleanSupplier, …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5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idnightblue_5f_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JDK API usage</text:p>
          </draw:text-box>
        </draw:frame>
        <draw:frame presentation:style-name="pr7" draw:layer="layout" svg:width="26.032cm" svg:height="12.179cm" svg:x="1.4cm" svg:y="4.914cm" presentation:class="outline" presentation:user-transformed="true">
          <draw:text-box>
            <text:list text:style-name="L2">
              <text:list-header>
                <text:p text:style-name="P10"><text:span text:style-name="T16">public static void main(String[] args) {</text:span></text:p>
                <text:p text:style-name="P10"><text:span text:style-name="T16"><text:s text:c="4"/></text:span><text:span text:style-name="T16">Function&lt;Integer,Long&gt; doubler = (i) -&gt; (long) i * </text:span><text:span text:style-name="T16">2;</text:span></text:p>
                <text:p text:style-name="P10"><text:span text:style-name="T16"><text:s text:c="4"/></text:span><text:span text:style-name="T16">System.out.println(doubler.apply(2));</text:span></text:p>
                <text:p text:style-name="P10"><text:span text:style-name="T16">}</text:span></text:p>
                <text:p text:style-name="P10"><text:span text:style-name="T16"/></text:p>
                <text:p text:style-name="P10"><text:span text:style-name="T16">public static void main(String[] args) {</text:span></text:p>
                <text:p text:style-name="P10"><text:span text:style-name="T16"><text:s text:c="4"/></text:span><text:span text:style-name="T16">Predicate&lt;Integer&gt; pair = i -&gt; i%2;</text:span></text:p>
                <text:p text:style-name="P10"><text:span text:style-name="T16"><text:s text:c="4"/></text:span><text:span text:style-name="T16">Predicate&lt;Integer&gt; multiple3 = i -&gt; i%3;</text:span></text:p>
                <text:p text:style-name="P10"><text:span text:style-name="T16"/></text:p>
                <text:p text:style-name="P10"><text:span text:style-name="T16"><text:s text:c="4"/></text:span><text:span text:style-name="T16">boolean multiple2and3 = pair.and(multiple3).test(6);</text:span></text:p>
                <text:p text:style-name="P10"><text:span text:style-name="T16"><text:s text:c="4"/></text:span><text:span text:style-name="T16">System.out.println(multiple2and3);</text:span></text:p>
                <text:p><text:span text:style-name="T16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6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2" svg:font-family="Arial"/>
    <style:font-face style:name="Arial1" svg:font-family="Arial" style:font-adornments="Semibold"/>
    <style:font-face style:name="OpenSymbol2" svg:font-family="OpenSymbol, 'Arial Unicode MS'"/>
    <style:font-face style:name="FreeSans3" svg:font-family="FreeSans" style:font-family-generic="swiss"/>
    <style:font-face style:name="Courier New2" svg:font-family="'Courier New'" style:font-family-generic="modern" style:font-pitch="fixed"/>
    <style:font-face style:name="Courier New1" svg:font-family="'Courier New'" style:font-adornments="Semibold" style:font-family-generic="modern" style:font-pitch="fixed"/>
    <style:font-face style:name="Arial" svg:font-family="Arial" style:font-adornments="Semibold" style:font-pitch="variable"/>
    <style:font-face style:name="FreeSans1" svg:font-family="FreeSans" style:font-pitch="variable"/>
    <style:font-face style:name="Mangal1" svg:font-family="Mangal" style:font-pitch="variable"/>
    <style:font-face style:name="OpenSymbol1" svg:font-family="OpenSymbol, 'Arial Unicode MS'" style:font-pitch="variable"/>
    <style:font-face style:name="Source Sans Pro Semibold4" svg:font-family="'Source Sans Pro Semibold'" style:font-adornments="Semibold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Courier New3" svg:font-family="'Courier New'" style:font-family-generic="modern" style:font-pitch="variable"/>
    <style:font-face style:name="Courier New" svg:font-family="'Courier New'" style:font-adornments="Semibold" style:font-family-generic="modern" style:font-pitch="variable"/>
    <style:font-face style:name="FreeSans4" svg:font-family="FreeSans" style:font-family-generic="modern" style:font-pitch="variable"/>
    <style:font-face style:name="Source Sans Pro Semibold3" svg:font-family="'Source Sans Pro Semibold'" style:font-adornments="Semibold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2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1" style:font-family-asian="FreeSan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3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3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FreeSans3" style:font-family-asian="FreeSans" style:font-family-generic-asian="swiss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Mangal1" style:font-family-asian="Mangal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Mangal1" style:font-family-asian="Mangal" style:font-pitch-asian="variable" style:font-size-asian="14pt" style:font-weight-asian="bold" style:font-weight-complex="bold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size-asian="26.3999996185303pt" style:font-size-complex="26.3999996185303pt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398cm" fo:text-indent="0cm"/>
      <style:text-properties fo:font-size="28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98cm" fo:text-indent="0cm"/>
      <style:text-properties fo:font-size="24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98cm" fo:text-indent="0cm"/>
      <style:text-properties fo:font-size="20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98cm" fo:text-indent="0cm"/>
      <style:text-properties fo:font-size="20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98cm" fo:text-indent="0cm"/>
      <style:text-properties fo:font-size="20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98cm" fo:text-indent="0cm"/>
      <style:text-properties fo:font-size="20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98cm" fo:text-indent="0cm"/>
      <style:text-properties fo:font-size="20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98cm" fo:text-indent="0cm"/>
      <style:text-properties fo:font-size="20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5.2000007629395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3.9000015258789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_5f_-background" style:display-name="Midnightblue_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_5f_-backgroundobjects" style:display-name="Midnightblue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_5f_-notes" style:display-name="Midnightblu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_5f_-outline1" style:display-name="Midnightblue_-outline1" style:family="presentation">
      <style:graphic-properties draw:stroke="none" draw:fill="none" draw:auto-grow-height="false" draw:fit-to-size="shrink-to-fit" style:shrink-to-fit="true">
        <text:list-style style:name="Midnightblue_5f_-outline1" style:display-name="Midnightblue_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outline2" style:display-name="Midnightblue_-outline2" style:family="presentation" style:parent-style-name="Midnightblue_5f_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_5f_-outline3" style:display-name="Midnightblue_-outline3" style:family="presentation" style:parent-style-name="Midnightblue_5f_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_5f_-outline4" style:display-name="Midnightblue_-outline4" style:family="presentation" style:parent-style-name="Midnightblue_5f_-outline3">
      <style:paragraph-properties fo:margin-left="0cm" fo:margin-right="0cm" fo:margin-top="0cm" fo:margin-bottom="0.2cm" fo:text-indent="0cm"/>
      <style:text-properties fo:font-size="20pt"/>
    </style:style>
    <style:style style:name="Midnightblue_5f_-outline5" style:display-name="Midnightblue_-outline5" style:family="presentation" style:parent-style-name="Midnightblue_5f_-outline4">
      <style:paragraph-properties fo:margin-left="0cm" fo:margin-right="0cm" fo:margin-top="0cm" fo:margin-bottom="0.1cm" fo:text-indent="0cm"/>
      <style:text-properties fo:font-size="20pt"/>
    </style:style>
    <style:style style:name="Midnightblue_5f_-outline6" style:display-name="Midnightblue_-outline6" style:family="presentation" style:parent-style-name="Midnightblue_5f_-outline5">
      <style:paragraph-properties fo:margin-left="0cm" fo:margin-right="0cm" fo:margin-top="0cm" fo:margin-bottom="0.1cm" fo:text-indent="0cm"/>
      <style:text-properties fo:font-size="20pt"/>
    </style:style>
    <style:style style:name="Midnightblue_5f_-outline7" style:display-name="Midnightblue_-outline7" style:family="presentation" style:parent-style-name="Midnightblue_5f_-outline6">
      <style:paragraph-properties fo:margin-left="0cm" fo:margin-right="0cm" fo:margin-top="0cm" fo:margin-bottom="0.1cm" fo:text-indent="0cm"/>
      <style:text-properties fo:font-size="20pt"/>
    </style:style>
    <style:style style:name="Midnightblue_5f_-outline8" style:display-name="Midnightblue_-outline8" style:family="presentation" style:parent-style-name="Midnightblue_5f_-outline7">
      <style:paragraph-properties fo:margin-left="0cm" fo:margin-right="0cm" fo:margin-top="0cm" fo:margin-bottom="0.1cm" fo:text-indent="0cm"/>
      <style:text-properties fo:font-size="20pt"/>
    </style:style>
    <style:style style:name="Midnightblue_5f_-outline9" style:display-name="Midnightblue_-outline9" style:family="presentation" style:parent-style-name="Midnightblue_5f_-outline8">
      <style:paragraph-properties fo:margin-left="0cm" fo:margin-right="0cm" fo:margin-top="0cm" fo:margin-bottom="0.1cm" fo:text-indent="0cm"/>
      <style:text-properties fo:font-size="20pt"/>
    </style:style>
    <style:style style:name="Midnightblue_5f_-subtitle" style:display-name="Midnightblue_-subtitle" style:family="presentation">
      <style:graphic-properties draw:stroke="none" draw:fill="none" draw:textarea-vertical-align="middle">
        <text:list-style style:name="Midnightblue_5f_-subtitle" style:display-name="Midnightblu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title" style:display-name="Midnightblue_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_5f_-title" style:display-name="Midnightblu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3.9000015258789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9.852cm"/>
    </style:style>
    <style:style style:name="Mgr5" style:family="graphic" style:parent-style-name="standard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gr6" style:family="graphic" style:parent-style-name="standard">
      <style:graphic-properties draw:stroke="none" draw:fill="solid" draw:fill-color="#2c3e50" draw:textarea-vertical-align="middle" draw:auto-grow-height="false" fo:min-height="4.5cm" fo:min-width="28cm"/>
    </style:style>
    <style:style style:name="Mgr7" style:family="graphic" style:parent-style-name="standard">
      <style:graphic-properties draw:stroke="none" draw:fill="none" draw:fill-color="#ffffff" fo:min-height="11.93cm"/>
    </style:style>
    <style:style style:name="Mgr8" style:family="graphic" style:parent-style-name="standard">
      <style:graphic-properties draw:stroke="none" draw:fill="solid" draw:fill-color="#1abc9c" draw:textarea-vertical-align="middle" draw:auto-grow-height="false" fo:min-height="1.062cm" fo:min-width="1.062cm"/>
    </style:style>
    <style:style style:name="Mgr9" style:family="graphic" style:parent-style-name="standard">
      <style:graphic-properties draw:stroke="none" draw:fill="solid" draw:fill-color="#2c3e50" draw:textarea-vertical-align="middle" draw:auto-grow-height="false" fo:min-height="0.75cm" fo:min-width="27.5cm" style:protect="position size"/>
    </style:style>
    <style:style style:name="Mgr10" style:family="graphic" style:parent-style-name="standard">
      <style:graphic-properties draw:stroke="none" draw:fill="solid" draw:fill-color="#2c3e50" draw:textarea-vertical-align="middle" draw:auto-grow-height="false" fo:min-height="4.25cm" fo:min-width="27.5cm"/>
    </style:style>
    <style:style style:name="Mgr11" style:family="graphic" style:parent-style-name="standard">
      <style:graphic-properties draw:stroke="none" draw:fill="solid" draw:fill-color="#1abc9c" draw:textarea-vertical-align="middle" draw:auto-grow-height="false" fo:min-height="0.812cm" fo:min-width="0.562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5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6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7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-backgroundobjects">
      <style:graphic-properties draw:stroke="none" draw:fill="none" draw:auto-grow-height="false" fo:min-height="1.449cm"/>
    </style:style>
    <style:style style:name="Mpr9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_5f_-backgroundobjects">
      <style:graphic-properties draw:stroke="none" draw:fill="none" draw:auto-grow-height="false" fo:min-height="1.449cm"/>
    </style:style>
    <style:style style:name="Mpr13" style:family="presentation" style:parent-style-name="Midnightblue_5f_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_5f_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none" draw:fill-color="#ffffff"/>
    </style:style>
    <style:style style:name="MP9" style:family="paragraph">
      <style:paragraph-properties style:writing-mode="lr-tb"/>
      <style:text-properties fo:color="#ffffff" fo:font-size="14pt"/>
    </style:style>
    <style:style style:name="MP10" style:family="paragraph">
      <loext:graphic-properties draw:fill="none" draw:fill-color="#ffffff"/>
      <style:paragraph-properties style:writing-mode="lr-tb"/>
      <style:text-properties fo:color="#ffffff" fo:font-size="14pt"/>
    </style:style>
    <style:style style:name="MP11" style:family="paragraph">
      <style:paragraph-properties fo:text-align="center" style:writing-mode="lr-tb"/>
      <style:text-properties fo:color="#ffffff" fo:font-size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color="#ffffff" fo:font-size="14pt"/>
    </style:style>
    <style:style style:name="MP13" style:family="paragraph">
      <style:paragraph-properties fo:text-align="end" style:writing-mode="lr-tb"/>
      <style:text-properties fo:color="#ffffff" fo:font-size="14pt"/>
    </style:style>
    <style:style style:name="MP14" style:family="paragraph">
      <loext:graphic-properties draw:fill="none" draw:fill-color="#ffffff"/>
      <style:paragraph-properties fo:text-align="end" style:writing-mode="lr-tb"/>
      <style:text-properties fo:color="#ffffff" fo:font-size="14pt"/>
    </style:style>
    <style:style style:name="MP15" style:family="paragraph">
      <style:paragraph-properties style:writing-mode="lr-tb"/>
      <style:text-properties fo:font-size="14pt"/>
    </style:style>
    <style:style style:name="MP16" style:family="paragraph">
      <loext:graphic-properties draw:fill="none" draw:fill-color="#ffffff"/>
      <style:paragraph-properties style:writing-mode="lr-tb"/>
      <style:text-properties fo:font-size="14pt"/>
    </style:style>
    <style:style style:name="MP17" style:family="paragraph">
      <style:paragraph-properties fo:text-align="end" style:writing-mode="lr-tb"/>
      <style:text-properties fo:font-size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19" style:family="paragraph">
      <loext:graphic-properties draw:fill="solid" draw:fill-color="#2c3e50"/>
      <style:paragraph-properties fo:text-align="center"/>
    </style:style>
    <style:style style:name="MP20" style:family="paragraph">
      <style:paragraph-properties fo:text-align="start" style:writing-mode="lr-tb"/>
    </style:style>
    <style:style style:name="MP21" style:family="paragraph">
      <loext:graphic-properties draw:fill="none"/>
      <style:paragraph-properties fo:text-align="start" style:writing-mode="lr-tb"/>
    </style:style>
    <style:style style:name="MP22" style:family="paragraph">
      <style:paragraph-properties fo:text-align="center" style:writing-mode="lr-tb"/>
    </style:style>
    <style:style style:name="MP23" style:family="paragraph">
      <loext:graphic-properties draw:fill="solid" draw:fill-color="#1abc9c"/>
      <style:paragraph-properties fo:text-align="center"/>
    </style:style>
    <style:style style:name="MP24" style:family="paragraph">
      <loext:graphic-properties draw:fill="none"/>
      <style:paragraph-properties fo:text-align="center" style:writing-mode="lr-tb"/>
    </style:style>
    <style:style style:name="MP25" style:family="paragraph">
      <style:paragraph-properties style:writing-mode="lr-tb"/>
      <style:text-properties style:use-window-font-color="true" fo:font-size="14pt"/>
    </style:style>
    <style:style style:name="MP26" style:family="paragraph">
      <loext:graphic-properties draw:fill="none" draw:fill-color="#ffffff"/>
      <style:paragraph-properties style:writing-mode="lr-tb"/>
      <style:text-properties style:use-window-font-color="true" fo:font-size="14pt"/>
    </style:style>
    <style:style style:name="MP27" style:family="paragraph">
      <style:paragraph-properties fo:text-align="end" style:writing-mode="lr-tb"/>
      <style:text-properties style:use-window-font-color="true" fo:font-size="14pt"/>
    </style:style>
    <style:style style:name="MP28" style:family="paragraph">
      <loext:graphic-properties draw:fill="none" draw:fill-color="#ffffff"/>
      <style:paragraph-properties fo:text-align="end" style:writing-mode="lr-tb"/>
      <style:text-properties style:use-window-font-color="true"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/>
    </style:style>
    <style:style style:name="MT3" style:family="text">
      <style:text-properties fo:font-size="14pt"/>
    </style:style>
    <style:style style:name="MT4" style:family="text">
      <style:text-properties style:use-window-font-color="true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lassy_5f_Red" style:display-name="Classy_Red" style:page-layout-name="PM1" draw:style-name="Mdp1">
      <draw:frame draw:style-name="Mgr3" draw:text-style-name="MP7" draw:layer="backgroundobjects" svg:width="28cm" svg:height="2.152cm" svg:x="0cm" svg:y="18.906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10.134cm" svg:x="0cm" svg:y="2.399cm" presentation:class="title" presentation:placeholder="true">
        <draw:text-box/>
      </draw:frame>
      <draw:frame draw:style-name="Mgr4" draw:text-style-name="MP8" draw:layer="backgroundobjects" svg:width="14.599cm" svg:height="10.102cm" svg:x="10.6cm" svg:y="13.333cm">
        <draw:text-box>
          <text:p/>
        </draw:text-box>
      </draw:frame>
      <draw:frame presentation:style-name="Mpr4" draw:text-style-name="MP10" draw:layer="backgroundobjects" svg:width="6.523cm" svg:height="1.448cm" svg:x="4.8cm" svg:y="19.57cm" presentation:class="date-time">
        <draw:text-box>
          <text:p text:style-name="MP9"><text:span text:style-name="MT2"><presentation:date-time/></text:span></text:p>
        </draw:text-box>
      </draw:frame>
      <draw:frame presentation:style-name="Mpr4" draw:text-style-name="MP12" draw:layer="backgroundobjects" svg:width="8.875cm" svg:height="1.448cm" svg:x="11.725cm" svg:y="19.525cm" presentation:class="footer">
        <draw:text-box>
          <text:p text:style-name="MP11"><text:span text:style-name="MT2"><presentation:footer/></text:span></text:p>
        </draw:text-box>
      </draw:frame>
      <draw:frame presentation:style-name="Mpr5" draw:text-style-name="MP14" draw:layer="backgroundobjects" svg:width="6.523cm" svg:height="1.448cm" svg:x="21.2cm" svg:y="19.525cm" presentation:class="page-number">
        <draw:text-box>
          <text:p text:style-name="MP13"><text:span text:style-name="MT2"><text:page-number>&lt;numéro&gt;</text:page-number></text:span></text:p>
        </draw:text-box>
      </draw:frame>
      <draw:frame draw:style-name="Mgr3" draw:text-style-name="MP7" draw:layer="backgroundobjects" svg:width="28cm" svg:height="1.2cm" svg:x="0cm" svg:y="0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Classy_5f_Red-title" draw:layer="backgroundobjects" svg:width="20.354cm" svg:height="10.476cm" svg:x="0.616cm" svg:y="2.123cm" presentation:class="page"/>
        <draw:frame presentation:style-name="Classy_5f_Re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6" draw:layer="backgroundobjects" svg:width="9.369cm" svg:height="1.396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6" draw:text-style-name="MP18" draw:layer="backgroundobjects" svg:width="9.369cm" svg:height="1.396cm" svg:x="12.219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7" draw:text-style-name="MP16" draw:layer="backgroundobjects" svg:width="9.369cm" svg:height="1.396cm" svg:x="0cm" svg:y="26.543cm" presentation:class="footer">
          <draw:text-box>
            <text:p text:style-name="MP15"><text:span text:style-name="MT3"><presentation:footer/></text:span></text:p>
          </draw:text-box>
        </draw:frame>
        <draw:frame presentation:style-name="Mpr7" draw:text-style-name="MP18" draw:layer="backgroundobjects" svg:width="9.369cm" svg:height="1.396cm" svg:x="12.219cm" svg:y="26.543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draw:style-name="Mgr5" draw:text-style-name="MP19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draw:style-name="Mgr6" draw:text-style-name="MP19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draw:style-name="Mgr7" draw:text-style-name="MP8" draw:layer="backgroundobjects" svg:width="26cm" svg:height="12.18cm" svg:x="1cm" svg:y="5.5cm">
        <draw:text-box>
          <text:p/>
        </draw:text-box>
      </draw:frame>
      <draw:frame presentation:style-name="Mpr8" draw:text-style-name="MP21" draw:layer="backgroundobjects" svg:width="8cm" svg:height="1cm" svg:x="1cm" svg:y="20cm" presentation:class="date-time">
        <draw:text-box>
          <text:p text:style-name="MP20"><presentation:date-time/></text:p>
        </draw:text-box>
      </draw:frame>
      <draw:frame presentation:style-name="Mpr8" draw:text-style-name="MP21" draw:layer="backgroundobjects" svg:width="9cm" svg:height="1cm" svg:x="9.5cm" svg:y="20cm" presentation:class="footer">
        <draw:text-box>
          <text:p text:style-name="MP22"><presentation:footer/></text:p>
        </draw:text-box>
      </draw:frame>
      <draw:custom-shape draw:style-name="Mgr8" draw:text-style-name="MP23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9" draw:text-style-name="MP24" draw:layer="backgroundobjects" svg:width="2cm" svg:height="2cm" svg:x="25.5cm" svg:y="18.9cm" presentation:class="page-number">
        <draw:text-box>
          <text:p text:style-name="MP22"><text:page-number>&lt;numéro&gt;</text:page-number></text:p>
        </draw:text-box>
      </draw:frame>
      <draw:frame presentation:style-name="Midnightblue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6" draw:layer="backgroundobjects" svg:width="9.369cm" svg:height="1.396cm" svg:x="0cm" svg:y="0cm" presentation:class="header">
          <draw:text-box>
            <text:p text:style-name="MP25"><text:span text:style-name="MT4"><presentation:header/></text:span></text:p>
          </draw:text-box>
        </draw:frame>
        <draw:frame presentation:style-name="Mpr10" draw:text-style-name="MP28" draw:layer="backgroundobjects" svg:width="9.369cm" svg:height="1.396cm" svg:x="12.219cm" svg:y="0cm" presentation:class="date-time">
          <draw:text-box>
            <text:p text:style-name="MP27"><text:span text:style-name="MT4"><presentation:date-time/></text:span></text:p>
          </draw:text-box>
        </draw:frame>
        <draw:frame presentation:style-name="Mpr11" draw:text-style-name="MP26" draw:layer="backgroundobjects" svg:width="9.369cm" svg:height="1.396cm" svg:x="0cm" svg:y="26.543cm" presentation:class="footer">
          <draw:text-box>
            <text:p text:style-name="MP25"><text:span text:style-name="MT4"><presentation:footer/></text:span></text:p>
          </draw:text-box>
        </draw:frame>
        <draw:frame presentation:style-name="Mpr11" draw:text-style-name="MP28" draw:layer="backgroundobjects" svg:width="9.369cm" svg:height="1.396cm" svg:x="12.219cm" svg:y="26.543cm" presentation:class="page-number">
          <draw:text-box>
            <text:p text:style-name="MP27"><text:span text:style-name="MT4"><text:page-number>&lt;numéro&gt;</text:page-number></text:span></text:p>
          </draw:text-box>
        </draw:frame>
      </presentation:notes>
    </style:master-page>
    <style:master-page style:name="Midnightblue_5f_" style:display-name="Midnightblue_" style:page-layout-name="PM1" draw:style-name="Mdp2">
      <office:forms form:automatic-focus="false" form:apply-design-mode="false"/>
      <draw:custom-shape draw:style-name="Mgr9" draw:text-style-name="MP19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draw:style-name="Mgr10" draw:text-style-name="MP19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_5f_-title" draw:layer="backgroundobjects" svg:width="26cm" svg:height="2.663cm" svg:x="1cm" svg:y="0.837cm" presentation:class="title" presentation:placeholder="true">
        <draw:text-box/>
      </draw:frame>
      <draw:frame draw:style-name="Mgr7" draw:text-style-name="MP8" draw:layer="backgroundobjects" svg:width="26cm" svg:height="12.18cm" svg:x="1cm" svg:y="5.5cm">
        <draw:text-box>
          <text:p/>
        </draw:text-box>
      </draw:frame>
      <draw:frame presentation:style-name="Mpr12" draw:text-style-name="MP21" draw:layer="backgroundobjects" svg:width="8cm" svg:height="1cm" svg:x="1cm" svg:y="20cm" presentation:class="date-time">
        <draw:text-box>
          <text:p text:style-name="MP20"><presentation:date-time/></text:p>
        </draw:text-box>
      </draw:frame>
      <draw:frame presentation:style-name="Mpr12" draw:text-style-name="MP21" draw:layer="backgroundobjects" svg:width="9cm" svg:height="1cm" svg:x="9.5cm" svg:y="20cm" presentation:class="footer">
        <draw:text-box>
          <text:p text:style-name="MP22"><presentation:footer/></text:p>
        </draw:text-box>
      </draw:frame>
      <draw:custom-shape draw:style-name="Mgr11" draw:text-style-name="MP23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3" draw:text-style-name="MP24" draw:layer="backgroundobjects" svg:width="2cm" svg:height="2cm" svg:x="25.5cm" svg:y="18.9cm" presentation:class="page-number">
        <draw:text-box>
          <text:p text:style-name="MP22"><text:page-number>&lt;numéro&gt;</text:page-number></text:p>
        </draw:text-box>
      </draw:frame>
      <draw:frame presentation:style-name="Midnightblue_5f_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idnightblue_5f_-title" draw:layer="backgroundobjects" svg:width="15.265cm" svg:height="10.476cm" svg:x="3.161cm" svg:y="2.123cm" presentation:class="page"/>
        <draw:frame presentation:style-name="Midnightblue_5f_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6" draw:layer="backgroundobjects" svg:width="9.369cm" svg:height="1.396cm" svg:x="0cm" svg:y="0cm" presentation:class="header">
          <draw:text-box>
            <text:p text:style-name="MP25"><text:span text:style-name="MT4"><presentation:header/></text:span></text:p>
          </draw:text-box>
        </draw:frame>
        <draw:frame presentation:style-name="Mpr14" draw:text-style-name="MP28" draw:layer="backgroundobjects" svg:width="9.369cm" svg:height="1.396cm" svg:x="12.219cm" svg:y="0cm" presentation:class="date-time">
          <draw:text-box>
            <text:p text:style-name="MP27"><text:span text:style-name="MT4"><presentation:date-time/></text:span></text:p>
          </draw:text-box>
        </draw:frame>
        <draw:frame presentation:style-name="Mpr15" draw:text-style-name="MP26" draw:layer="backgroundobjects" svg:width="9.369cm" svg:height="1.396cm" svg:x="0cm" svg:y="26.543cm" presentation:class="footer">
          <draw:text-box>
            <text:p text:style-name="MP25"><text:span text:style-name="MT4"><presentation:footer/></text:span></text:p>
          </draw:text-box>
        </draw:frame>
        <draw:frame presentation:style-name="Mpr15" draw:text-style-name="MP28" draw:layer="backgroundobjects" svg:width="9.369cm" svg:height="1.396cm" svg:x="12.219cm" svg:y="26.543cm" presentation:class="page-number">
          <draw:text-box>
            <text:p text:style-name="MP27"><text:span text:style-name="M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1.5.2$Linux_X86_64 LibreOffice_project/10$Build-2</meta:generator>
    <dc:date>2020-01-07T22:31:27.478053163</dc:date>
    <meta:editing-duration>P1DT15H13M9S</meta:editing-duration>
    <meta:editing-cycles>259</meta:editing-cycles>
    <meta:document-statistic meta:object-count="129"/>
  </office:meta>
</office:document-meta>
</file>